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572e" officeooo:paragraph-rsid="001c572e"/>
    </style:style>
    <style:style style:name="P2" style:family="paragraph" style:parent-style-name="Standard">
      <style:text-properties officeooo:rsid="001ff74e" officeooo:paragraph-rsid="001ff74e"/>
    </style:style>
    <style:style style:name="P3" style:family="paragraph" style:parent-style-name="Standard">
      <style:text-properties officeooo:rsid="0025e2a5" officeooo:paragraph-rsid="0025e2a5"/>
    </style:style>
    <style:style style:name="P4" style:family="paragraph" style:parent-style-name="Standard">
      <style:text-properties officeooo:rsid="0025e2a5" officeooo:paragraph-rsid="001c572e"/>
    </style:style>
    <style:style style:name="P5" style:family="paragraph" style:parent-style-name="Standard">
      <style:text-properties officeooo:rsid="0025e2a5" officeooo:paragraph-rsid="002622ac"/>
    </style:style>
    <style:style style:name="P6" style:family="paragraph" style:parent-style-name="Standard">
      <style:text-properties officeooo:rsid="002849b0" officeooo:paragraph-rsid="002849b0"/>
    </style:style>
    <style:style style:name="T1" style:family="text">
      <style:text-properties officeooo:rsid="001dcfba"/>
    </style:style>
    <style:style style:name="T2" style:family="text">
      <style:text-properties officeooo:rsid="0025e2a5"/>
    </style:style>
    <style:style style:name="T3" style:family="text">
      <style:text-properties officeooo:rsid="002622ac"/>
    </style:style>
    <style:style style:name="T4" style:family="text">
      <style:text-properties officeooo:rsid="0029f9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d Luddy</text:p>
      <text:p text:style-name="P1"/>
      <text:p text:style-name="P1">The program provided uses a stack to store and access the successors. So basically it is using DFS for searching the goal state. But unfortunately the program enters into an infinite loop because of this. The program gets repetitive moves because of usage of the stack data structure. </text:p>
      <text:p text:style-name="P1">In this situation <text:span text:style-name="T3">I chose </text:span><text:s/>to use BFS inst<text:span text:style-name="T3">e</text:span>ad of DFS. The BFS uses a queue <text:span text:style-name="T3">to </text:span>store all it’s successors. This way it gets to explore all of it’s possible states. <text:s/></text:p>
      <text:p text:style-name="P4"/>
      <text:p text:style-name="P1">Here ‘fringe’ (a list) acts as a stack because of the usage of the ‘pop()’ function <text:span text:style-name="T1">(Last in first out). I wanted to implement a queue on the ‘fringe list’. So I changed ‘pop()’ to ‘pop(0)’. The append function appends the element at the end of the list, the pop() function pops the last element of the list makig it a stack. The pop(0) function pops the first element of the list. </text:span></text:p>
      <text:p text:style-name="P2"/>
      <text:p text:style-name="P5">I also included direction characters namely N,S,E,W in their respective movements in the <text:span text:style-name="T3">moves() </text:span>function. This makes <text:span text:style-name="T3">it easy to keep track of the directions taken and then registering the directions in a string according to the moves taken.</text:span></text:p>
      <text:p text:style-name="P2"/>
      <text:p text:style-name="P2">[((row, col), current_distance, curent_string_of_directions)] is the general state form. (row, col) is the current row and column number of the recent child. Current distance and current string are the recent distance and recent string of directions taken for the current child. <text:span text:style-name="T2">I included the string parameter in the fringe tuple. This ensures that the direction string will be updated according to the path taken by each child independantly similar to that of current distance. </text:span></text:p>
      <text:p text:style-name="P5"/>
      <text:p text:style-name="P5">Here the position of the # is the start state. [(pos_row_hash, pos_col_hash, 0, ‘’)] will be the initial state in the fringe according to the format explained above. The goal state is the position of the ‘@’ character in the map. </text:p>
      <text:p text:style-name="P5"/>
      <text:p text:style-name="P3"/>
      <text:p text:style-name="P6">Hide.py</text:p>
      <text:p text:style-name="P6"/>
      <text:p text:style-name="P6">Here the main challenge was to implement code to check if a particular position is good to accomodate a friend. Here the state is the whole board. The whole board along with ‘F’s is added to the stack. Here the stack data structure works way more efficiently than the queue data structure. </text:p>
      <text:p text:style-name="P6">So I implemented a new function to check wether the position is a good fit or not. </text:p>
      <text:p text:style-name="P6"/>
      <text:p text:style-name="P6">The expression in the successor function iterates over all the positions of the given board whenever called and adds a friend to that position if the position satisfies certain conditions from the check_visibility function. </text:p>
      <text:p text:style-name="P6">check_visibility(board, r, c)</text:p>
      <text:p text:style-name="P6">The function <text:span text:style-name="T4">runs four loops. The functions creates four lists, two list that has elements on the right and left side of the given position(r,c) respectively. And two that has elements above and below the given position(r,c). It runs four loops, for each of the four lists created. It traverses the list on the right from left to right to look for the closest element to the given position. It travesrses the left list from right to left. The list above from down to up <text:s/>and the list below from up to down. This helps in looking for the closest elemets to the given position. <text:s/>If the closest element in any of the lists is ‘F’ it returns false and thus an ‘F’ is not placed there. On the other had if the closest element in each of the lists is an &amp; or if there are no ‘&amp;’ of’F’ in the lists, the function returns a true value and thus the given position is a vali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4:43:38.068002102</meta:creation-date>
    <dc:date>2019-09-17T03:29:05.606205307</dc:date>
    <meta:editing-duration>PT7H58M51S</meta:editing-duration>
    <meta:editing-cycles>5</meta:editing-cycles>
    <meta:generator>LibreOffice/6.0.7.3$Linux_X86_64 LibreOffice_project/00m0$Build-3</meta:generator>
    <meta:document-statistic meta:table-count="0" meta:image-count="0" meta:object-count="0" meta:page-count="1" meta:paragraph-count="13" meta:word-count="582" meta:character-count="3291" meta:non-whitespace-character-count="2709"/>
  </office:meta>
</office:document-meta>
</file>